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Calibri2"/>
    </style:style>
    <style:style style:name="P6" style:family="paragraph" style:parent-style-name="UrbanBody">
      <style:paragraph-properties fo:text-align="justify" style:justify-single-word="false"/>
      <style:text-properties style:font-name="Calibri2"/>
    </style:style>
    <style:style style:name="P7" style:family="paragraph" style:parent-style-name="UrbanTitle">
      <style:paragraph-properties fo:text-align="center" style:justify-single-word="false"/>
      <style:text-properties style:font-name="Calibri2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Cadre2" text:anchor-type="paragraph" svg:x="-0.607cm" svg:y="-0.155cm" svg:width="8.954cm" draw:z-index="0"><draw:text-box fo:min-height="5.308cm"><text:p text:style-name="P2"/><text:p text:style-name="P2"/><text:p text:style-name="P2"><text:tab/><office:annotation><dc:creator>Gauthier Bastien</dc:creator><dc:date>2011-01-13T14:56:41</dc:date><text:p text:style-name="P8"><text:span text:style-name="T5">do text</text:span></text:p><text:p text:style-name="P8"><text:span text:style-name="T5">from document(at=header, format='odt')</text:span></text:p></office:annotation><text:span text:style-name="T2">Import depuis header.odt <text:s text:c="59"/></text:span></text:p></draw:text-box></draw:frame> <text:s text:c="49"/>Tournai, le <text:s text:c="3"/><text:tab/></text:p>
      <text:p text:style-name="P6"/>
      <text:p text:style-name="P6"/>
      <text:p text:style-name="P6"/>
      <text:p text:style-name="P6"/>
      <text:p text:style-name="P6"><draw:frame draw:style-name="fr2" draw:name="Cadre1" text:anchor-type="paragraph" svg:x="8.56cm" svg:y="0.028cm" svg:width="9.417cm" svg:height="3.494cm" draw:z-index="1"><draw:text-box><text:p text:style-name="P4"><office:annotation><dc:creator>Gauthier Bastien</dc:creator><dc:date>2011-03-23T14:58:32</dc:date><text:p text:style-name="P8"><text:span text:style-name="T8">do text</text:span></text:p><text:p text:style-name="P8"><text:span text:style-name="T8">from xhtml(tool.decorateHTML('UrbanAddress', urbanEventObj.getLinkedOrganisationTerm().getFormattedDescription()))</text:span></text:p></office:annotation></text:p><text:p text:style-name="P3"/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Demande d'avis concernant un permis d'urbanisme</text:p>
      <text:p text:style-name="P6"><text:span text:style-name="T4"><office:annotation><dc:creator>Gauthier Bastien</dc:creator><dc:date>2011-01-13T14:56:41</dc:date><text:p text:style-name="P8"><text:span text:style-name="T5">do text</text:span></text:p><text:p text:style-name="P8"><text:span text:style-name="T5">from document(at=reference, format='odt')</text:span></text:p></office:annotation></text:span><text:span text:style-name="T3">Import depuis reference.odt</text:span></text:p>
      <text:p text:style-name="P6"><office:annotation><dc:creator>Gauthier Bastien</dc:creator><dc:date>2011-02-16T16:12:24</dc:date><text:p text:style-name="P8"><text:span text:style-name="T7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8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self.getPortionOutsText()</text:text-input></text:p>
      <text:p text:style-name="P6"/>
      <text:p text:style-name="P6">Madame, Monsieur,</text:p>
      <text:p text:style-name="P6"/>
      <text:p text:style-name="P6">Nous vous transmettons en annexe, pour avis, le dossier introduit par <text:text-input text:description="Demandeurs">self.getApplicantsSignaletic()</text:text-input>.</text:p>
      <text:p text:style-name="P6"/>
      <text:p text:style-name="P6">Conformément à l'article D.IV.37 du CoDT, nous vous saurions gré de nous transmettre votre avis dans les trente jours francs à dater de la présente. A défaut de réponse endéans ce délai, l'avis sera réputé favorable.</text:p>
      <text:p text:style-name="P6"/>
      <text:p text:style-name="P6">Nous vous souhaitons bonne réception de la présente et de ses annexes, et vous prions d'agréer, Madame, Monsieur, l'expression de nos sentiments distingués.</text:p>
      <text:p text:style-name="P6"/>
      <text:p text:style-name="P6"><office:annotation><dc:creator>Gauthier Bastien</dc:creator><dc:date>2011-01-13T14:56:41</dc:date><text:p text:style-name="P8"><text:span text:style-name="T5">do text</text:span></text:p><text:p text:style-name="P8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Calibri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Calibri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style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3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9-07-27T10:37:25</meta:creation-date>
    <dc:date>2017-05-17T09:17:42.057354712</dc:date>
    <dc:language>fr-FR</dc:language>
    <meta:editing-cycles>117</meta:editing-cycles>
    <meta:editing-duration>P2DT7H23M</meta:editing-duration>
    <meta:document-statistic meta:table-count="0" meta:image-count="0" meta:object-count="0" meta:page-count="1" meta:paragraph-count="16" meta:word-count="122" meta:character-count="988" meta:non-whitespace-character-count="778"/>
    <meta:user-defined meta:name="Info 1"/>
    <meta:user-defined meta:name="Info 2"/>
    <meta:user-defined meta:name="Info 3"/>
    <meta:user-defined meta:name="Info 4"/>
  </office:meta>
</office:document-meta>
</file>